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5.209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fo:min-height="13.364cm"/>
    </style:style>
    <style:style style:name="pr6" style:family="presentation" style:parent-style-name="Blue_5f_Curve1-title">
      <style:graphic-properties draw:auto-grow-height="true" fo:min-height="1.771cm"/>
    </style:style>
    <style:style style:name="pr7" style:family="presentation" style:parent-style-name="Blue_5f_Curve1-outline1">
      <style:graphic-properties fo:min-height="5.576cm"/>
    </style:style>
    <style:style style:name="pr8" style:family="presentation" style:parent-style-name="Blue_5f_Curve1-notes">
      <style:graphic-properties draw:fill-color="#ffffff" draw:auto-grow-height="true" fo:min-height="13.364cm"/>
    </style:style>
    <style:style style:name="pr9" style:family="presentation" style:parent-style-name="Blue_5f_Curve1-title">
      <style:graphic-properties draw:fill-color="#ffffff" fo:min-height="1.771cm"/>
    </style:style>
    <style:style style:name="pr10" style:family="presentation" style:parent-style-name="Blue_5f_Curve1-title">
      <style:graphic-properties fo:min-height="6.851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.4cm" fo:margin-bottom="0cm"/>
    </style:style>
    <style:style style:name="P4" style:family="paragraph">
      <loext:graphic-properties draw:fill-color="#ffffff"/>
      <style:text-properties fo:color="#333333" fo:font-size="40pt"/>
    </style:style>
    <style:style style:name="P5" style:family="paragraph">
      <style:text-properties fo:color="#000000"/>
    </style:style>
    <style:style style:name="T1" style:family="text">
      <style:text-properties fo:color="#333333" fo:font-size="40pt" style:font-size-asian="22pt" style:font-size-complex="22pt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5.209cm" svg:x="1.27cm" svg:y="5.967cm" presentation:class="title" presentation:user-transformed="true">
          <draw:text-box>
            <text:p>CSC4850 Project.<text:line-break/><text:line-break/>- Stephen Burgess -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Implementation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 was used for all coding due to familiarity.</text:p>
              </text:list-item>
              <text:list-item>
                <text:p>Data sets stored in 2D arrays for easy manipulation</text:p>
              </text:list-item>
              <text:list-item>
                <text:p>Utilized KNN algorithm as solution</text:p>
                <text:list>
                  <text:list-item>
                    <text:p>Effective with continuous data.</text:p>
                  </text:list-item>
                  <text:list-item>
                    <text:p>Works well for multi-dimensional spa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Question 1: Classification</text:p>
          </draw:text-box>
        </draw:frame>
        <draw:frame presentation:style-name="pr7" draw:layer="layout" svg:width="25.199cm" svg:height="12.179cm" svg:x="1.4cm" svg:y="3.823cm" presentation:class="outline" presentation:user-transformed="true">
          <draw:text-box>
            <text:list text:style-name="L2">
              <text:list-item>
                <text:p>Part 1: Dealing with missing values.</text:p>
                <text:list>
                  <text:list-item>
                    <text:p>Read the data set for any missing values</text:p>
                    <text:p/>
                  </text:list-item>
                  <text:list-item>
                    <text:p>Used Knn algorithm to find the K nearest neighbors to the instance with missing value.</text:p>
                    <text:p/>
                  </text:list-item>
                  <text:list-item>
                    <text:p>Euclidean distance is used as variables are of a similar type.</text:p>
                    <text:p/>
                  </text:list-item>
                  <text:list-item>
                    <text:p>K calculated as sqrt(number of samples) / 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For each K nearest neighbor find the relevant attribute value.</text:p>
                    <text:p/>
                  </text:list-item>
                  <text:list-item>
                    <text:p>Calculate the mean attribute value among K nearest neighbors, excluding other missing values.</text:p>
                    <text:p/>
                  </text:list-item>
                  <text:list-item>
                    <text:p>Replace the current missing value with the relevant mean value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Question 1: Classification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t 2: Predict test labels</text:p>
                <text:list>
                  <text:list-item>
                    <text:p>KNN algorithm is used again for the testing data</text:p>
                    <text:p/>
                  </text:list-item>
                  <text:list-item>
                    <text:p>Euclidean distance is used</text:p>
                    <text:p/>
                  </text:list-item>
                  <text:list-item>
                    <text:p>K calculated as sqrt(number of samples) / 2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 text:style-name="P3">Decision set is weighted by taking 1 / distance from the query instance and getting the sum of all weights for each possible label.</text:p>
                    <text:p text:style-name="P3"/>
                  </text:list-item>
                  <text:list-item>
                    <text:p>The label with the highest weight score is given as the best prediction classific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9" draw:text-style-name="P4" draw:layer="layout" svg:width="25.199cm" svg:height="1.771cm" svg:x="1.4cm" svg:y="0.837cm" presentation:class="title" presentation:user-transformed="true">
          <draw:text-box>
            <text:p><text:span text:style-name="T1">Question 2: Missing Value Estimat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croarray data</text:p>
                <text:list>
                  <text:list-item>
                    <text:p>Similar to Question 1: Used KNN to calculate the mean attribute value from the nearest neighbors.</text:p>
                  </text:list-item>
                  <text:list-item>
                    <text:p>Used Euclidean distance formula for absolute distances.</text:p>
                  </text:list-item>
                  <text:list-item>
                    <text:p>All missing values are replaced with the appropriate calculated mean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10" draw:text-style-name="P5" draw:layer="layout" svg:width="25.199cm" svg:height="6.851cm" svg:x="1.217cm" svg:y="4.064cm" presentation:class="title" presentation:user-transformed="true">
          <draw:text-box>
            <text:p><text:span text:style-name="T2">Thank You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6T10:24:27.291160069</meta:creation-date>
    <meta:editing-duration>PT52M1S</meta:editing-duration>
    <meta:editing-cycles>13</meta:editing-cycles>
    <meta:generator>LibreOffice/6.0.7.3$Linux_X86_64 LibreOffice_project/00m0$Build-3</meta:generator>
    <dc:title>Blue Curve</dc:title>
    <dc:date>2019-04-26T16:53:47.070962847</dc:date>
    <meta:document-statistic meta:object-count="63"/>
  </office:meta>
</office:document-meta>
</file>